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utdown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utdown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utdownCommandImpl.Shutdown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utdown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utdownCommandImpl.execute( String s , PrintStream out , PrintStream e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